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Spranq eco sans" svg:font-family="'Spranq eco sans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4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5" style:family="paragraph" style:parent-style-name="Heading_20_2">
      <style:paragraph-properties fo:text-align="center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 style:list-style-name="L1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 style:list-style-name="L1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tandard" style:list-style-name="L1">
      <style:text-properties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 style:list-style-name="L1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="Courier New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Geração de Tag – MAILARCHIVE* atualizado pelo branch 2.3**</text:h>
      <text:p text:style-name="P1">* http://expressosvn.pae.serpro/expressointegra/sandbox/MailArchiever</text:p>
      <text:p text:style-name="P1">** http://svn.expressolivre.org/branches/2.3/</text:p>
      <text:p text:style-name="P3"/>
      <text:p text:style-name="P3">Esse passo a passo traz os procedimentos para geração de tags do MailArchiver. O Expresso com MailArchiver está localizado no repositório local Integra* – que possui o código atualizado através de commits feitos na comunidade** e Integra local*. Esse branch é muito semelhante ao integra/2.3, a única diferença seria que este usa o novo sistema de armazenamento de mensagens.</text:p>
      <text:p text:style-name="P3"/>
      <text:list xml:id="list892646036" text:style-name="L1">
        <text:list-item>
          <text:p text:style-name="P7">Documento de liberação de tag</text:p>
          <text:list>
            <text:list-item>
              <text:p text:style-name="P8">Verificar a numeração da ultima tag e revisões do MailArchiever e Comunidade. Essa informação é importante para elencar os últimos commits - tanto no Integra quanto na comunidade – para coletar todas as demandas desde a ultima tag que foram implementadas.</text:p>
            </text:list-item>
            <text:list-item>
              <text:p text:style-name="P8">De posse da lista de commits do integra e comunidade, criar um novo documento de liberação de tag;</text:p>
            </text:list-item>
          </text:list>
        </text:list-item>
      </text:list>
      <text:p text:style-name="P4"/>
      <text:list xml:id="list1806861924" text:continue-numbering="true" text:style-name="L1">
        <text:list-item>
          <text:p text:style-name="P9">Delete o branch base de geração da ultima tag:</text:p>
          <text:p text:style-name="P9"><text:span text:style-name="T4">svn delete </text:span><text:a xlink:type="simple" xlink:href="http://expressosvn.pae.serpro/expressointegra/branches/2.3.0.MailArchiver"><text:span text:style-name="T4">http://expressosvn.pae.serpro/expressointegra/branches/2.3.0.MailArchiver</text:span></text:a></text:p>
          <text:p text:style-name="P9"/>
        </text:list-item>
        <text:list-item>
          <text:p text:style-name="P9">Crie o novo branch para a geração da nova tag:</text:p>
          <text:p text:style-name="P10"><text:bookmark-start text:name="__DdeLink__74_236861124"/>svn copy http://expressosvn.pae.serpro/expressointegra/sandbox/MailArchiever/2.3 http://expressosvn.pae.serpro/expressointegra/branches/2.3.0.MailArchiver <text:bookmark-end text:name="__DdeLink__74_236861124"/></text:p>
        </text:list-item>
      </text:list>
      <text:p text:style-name="P2"/>
      <text:list xml:id="list462851596" text:continue-numbering="true" text:style-name="L1">
        <text:list-item>
          <text:p text:style-name="P7"><text:bookmark-start text:name="__DdeLink__34_1372784411"/>Gerando a TAG</text:p>
          <text:list>
            <text:list-item>
              <text:p text:style-name="P6"><text:span text:style-name="T2">cd /</text:span><text:bookmark-end text:name="__DdeLink__34_1372784411"/><text:span text:style-name="T2">home/cpf/branchs/Kit-integracao-comunidade-serpro</text:span></text:p>
            </text:list-item>
            <text:list-item>
              <text:p text:style-name="P11">./gera_tag_distribuicao_serpro.py</text:p>
            </text:list-item>
            <text:list-item>
              <text:p text:style-name="P6"><text:span text:style-name="T1">Selecione o branch </text:span><text:span text:style-name="T3">2.3.0.MailArchiver</text:span><text:span text:style-name="T1"> do integra;</text:span></text:p>
            </text:list-item>
            <text:list-item>
              <text:p text:style-name="P8">Entre com o nome da nova TAG. Observe a numeração da ultima tag liberada, incremente o nome e confirme. Ex: 2.3.0.MA.7. PS: Cuidado para não confundir com os nomes de tag do SERPRO</text:p>
            </text:list-item>
            <text:list-item>
              <text:p text:style-name="P8">No comentário da tag coloque os ticket, Sms ou SS resolvidas e confirme;</text:p>
            </text:list-item>
            <text:list-item>
              <text:p text:style-name="P8">Pronto. Verifique a pasta de TAG do repositório, anote o numero da revisão para construção do nome da tag para o e-mail de notificação. <text:s/>Ex: TAG 2.3.0.MA.7_r200_r4567. Onde 200 é a revisão no repositório Integra e 4567 revisão da comunidade.</text:p>
              <text:p text:style-name="P8"/>
            </text:list-item>
          </text:list>
        </text:list-item>
        <text:list-item>
          <text:p text:style-name="P7">Prepare o e-mail de notificação elencando o índice rápido das revisões e envie para os envolvidos.</text:p>
          <text:p text:style-name="P7"/>
          <text:list>
            <text:list-header>
              <text:p text:style-name="P11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Spranq eco sans" svg:font-family="'Spranq eco sans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0.5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pranq eco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Spranq eco sans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Spranq eco sans" fo:font-size="10.5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pranq eco sans" style:font-size-asian="12pt" style:font-name-complex="Lohit Hindi1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804cm" fo:margin-bottom="1.558cm" fo:margin-left="1.443cm" fo:margin-right="1.54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avoisier Vieira</meta:initial-creator>
    <meta:creation-date>2011-12-22T09:52:12</meta:creation-date>
    <dc:date>2011-12-22T15:10:36</dc:date>
    <dc:creator>Rafael Silva</dc:creator>
    <meta:editing-duration>PT5H8S</meta:editing-duration>
    <meta:editing-cycles>15</meta:editing-cycles>
    <meta:generator>LibreOffice/3.3$Linux LibreOffice_project/330m19$Build-6</meta:generator>
    <meta:document-statistic meta:table-count="0" meta:image-count="0" meta:object-count="0" meta:page-count="1" meta:paragraph-count="19" meta:word-count="289" meta:character-count="2025"/>
  </office:meta>
</office:document-meta>
</file>